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6.34pt"/>
    </style:style>
    <style:style style:name="co2" style:family="table-column">
      <style:table-column-properties fo:break-before="auto" style:column-width="169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0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vertical-align="middle"/>
      <style:text-properties style:font-name="Liberation Sans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Liberation Sans"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pt" style:language-asian="zh" style:country-asian="CN" style:font-style-asian="normal" style:font-weight-asian="normal" style:font-name-complex="Tahoma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vertical-align="middle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number-columns-repeated="1019" table:default-cell-style-name="ce10"/>
        <table:table-row table:style-name="ro1"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parts list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BU0836A-NC 12-Bit Joystick Controller No Connectors</text:p>
          </table:table-cell>
          <table:table-cell table:style-name="ce6" office:value-type="string" calcext:value-type="string">
            <text:p><text:a xlink:href="http://www.leobodnar.com/shop/index.php?main_page=product_info&amp;cPath=94&amp;products_id=219" xlink:type="simple">http://www.leobodnar.com/shop/index.php?main_page=product_info&amp;cPath=94&amp;products_id=219</text:a> 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ase project box 200*145*63mm</text:p>
          </table:table-cell>
          <table:table-cell table:style-name="ce5" office:value-type="string" calcext:value-type="string">
            <text:p><text:a xlink:href="https://www.aliexpress.com/item/32901311993.html" xlink:type="simple">https://www.aliexpress.com/item/32901311993.html</text:a>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JH-D400X-R4 Joystick</text:p>
          </table:table-cell>
          <table:table-cell table:style-name="ce5" office:value-type="string" calcext:value-type="string">
            <text:p><text:a xlink:href="https://www.aliexpress.com/item/32918151242.html" xlink:type="simple">https://www.aliexpress.com/item/32918151242.html</text:a>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utton Switch 12mm</text:p>
          </table:table-cell>
          <table:table-cell table:style-name="ce5" office:value-type="string" calcext:value-type="string">
            <text:p><text:a xlink:href="https://www.aliexpress.com/item/32802331189.html" xlink:type="simple">https://www.aliexpress.com/item/32802331189.html</text:a></text:p>
          </table:table-cell>
          <table:table-cell table:number-columns-repeated="1019"/>
        </table:table-row>
        <table:table-row table:style-name="ro1"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B10K SC6080GH Potentiometer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3x7cm PCB Breadboar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L4148 diode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30 AWG 0.25mm wire 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14:05:16.6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8T13:35:24.726000000</meta:creation-date>
    <dc:date>2020-01-08T14:07:36.961000000</dc:date>
    <meta:editing-duration>PT9M5S</meta:editing-duration>
    <meta:editing-cycles>3</meta:editing-cycles>
    <meta:generator>LibreOffice/6.3.1.2$Windows_X86_64 LibreOffice_project/b79626edf0065ac373bd1df5c28bd630b4424273</meta:generator>
    <meta:document-statistic meta:table-count="1" meta:cell-count="13" meta:object-count="0"/>
  </office:meta>
</office:document-meta>
</file>